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3" style:family="table">
      <style:table-properties style:width="5.875in" table:align="left" fo:background-color="#ffffff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style:vertical-align="bottom" fo:padding-left="0in" fo:padding-right="0.0417in" fo:padding-top="0.0313in" fo:padding-bottom="0.0313in" fo:border-left="none" fo:border-right="0.05pt solid #ffffff" fo:border-top="0.05pt solid #ffffff" fo:border-bottom="0.05pt solid #ffffff"/>
    </style:style>
    <style:style style:name="Table3.B1" style:family="table-cell">
      <style:table-cell-properties style:vertical-align="bottom" fo:padding-left="0in" fo:padding-right="0.0417in" fo:padding-top="0.0313in" fo:padding-bottom="0.0313in" fo:border-left="none" fo:border-right="0.75pt solid #ffffff" fo:border-top="0.75pt solid #ffffff" fo:border-bottom="0.75pt solid #ffffff"/>
    </style:style>
    <style:style style:name="Table3.A2" style:family="table-cell">
      <style:table-cell-properties fo:padding-left="0.0417in" fo:padding-right="0.0417in" fo:padding-top="0.0313in" fo:padding-bottom="0.0313in" fo:border="0.05pt solid #ffffff"/>
    </style:style>
    <style:style style:name="Table3.B2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3" style:family="table-cell">
      <style:table-cell-properties fo:padding-left="0.0417in" fo:padding-right="0.0417in" fo:padding-top="0.0313in" fo:padding-bottom="0.0313in" fo:border="0.05pt solid #ffffff"/>
    </style:style>
    <style:style style:name="Table3.B3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4" style:family="table-cell">
      <style:table-cell-properties fo:padding-left="0.0417in" fo:padding-right="0.0417in" fo:padding-top="0.0313in" fo:padding-bottom="0.0313in" fo:border="0.05pt solid #ffffff"/>
    </style:style>
    <style:style style:name="Table3.B4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5" style:family="table-cell">
      <style:table-cell-properties fo:padding-left="0.0417in" fo:padding-right="0.0417in" fo:padding-top="0.0313in" fo:padding-bottom="0.0313in" fo:border="0.05pt solid #ffffff"/>
    </style:style>
    <style:style style:name="Table3.B5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6" style:family="table-cell">
      <style:table-cell-properties fo:padding-left="0.0417in" fo:padding-right="0.0417in" fo:padding-top="0.0313in" fo:padding-bottom="0.0313in" fo:border="0.05pt solid #ffffff"/>
    </style:style>
    <style:style style:name="Table3.B6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7" style:family="table-cell">
      <style:table-cell-properties fo:padding-left="0.0417in" fo:padding-right="0.0417in" fo:padding-top="0.0313in" fo:padding-bottom="0.0313in" fo:border="0.05pt solid #ffffff"/>
    </style:style>
    <style:style style:name="Table3.B7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8" style:family="table-cell">
      <style:table-cell-properties fo:padding-left="0.0417in" fo:padding-right="0.0417in" fo:padding-top="0.0313in" fo:padding-bottom="0.0313in" fo:border="0.05pt solid #ffffff"/>
    </style:style>
    <style:style style:name="Table3.B8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9" style:family="table-cell">
      <style:table-cell-properties fo:padding-left="0.0417in" fo:padding-right="0.0417in" fo:padding-top="0.0313in" fo:padding-bottom="0.0313in" fo:border="0.05pt solid #ffffff"/>
    </style:style>
    <style:style style:name="Table3.B9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rsid="0031714b" officeooo:paragraph-rsid="0031714b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2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3" style:family="paragraph" style:parent-style-name="Table_20_Heading">
      <style:paragraph-properties fo:line-height="142%" fo:text-align="center" style:justify-single-word="false"/>
    </style:style>
    <style:style style:name="P14" style:family="paragraph" style:parent-style-name="Text_20_body">
      <style:text-properties officeooo:rsid="002de2a8" officeooo:paragraph-rsid="002de2a8"/>
    </style:style>
    <style:style style:name="P15" style:family="paragraph" style:parent-style-name="Text_20_body">
      <style:text-properties officeooo:rsid="002f884f" officeooo:paragraph-rsid="002f884f"/>
    </style:style>
    <style:style style:name="P16" style:family="paragraph" style:parent-style-name="Text_20_body">
      <style:text-properties fo:font-weight="normal" officeooo:paragraph-rsid="0031714b"/>
    </style:style>
    <style:style style:name="P17" style:family="paragraph" style:parent-style-name="Text_20_body">
      <style:text-properties fo:font-weight="normal" officeooo:paragraph-rsid="003606de"/>
    </style:style>
    <style:style style:name="P18" style:family="paragraph" style:parent-style-name="Text_20_body">
      <style:text-properties fo:font-weight="normal" officeooo:rsid="003606de" officeooo:paragraph-rsid="003606de"/>
    </style:style>
    <style:style style:name="P19" style:family="paragraph" style:parent-style-name="Text_20_body">
      <style:text-properties fo:font-weight="normal" officeooo:rsid="003f9202" officeooo:paragraph-rsid="003f9202"/>
    </style:style>
    <style:style style:name="P2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2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23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style:line-height-at-least="0.2189in" fo:orphans="2" fo:widows="2" fo:text-indent="0in" style:auto-text-indent="false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P2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808080" style:font-name="Menlo" fo:font-size="12.75pt" fo:letter-spacing="normal" fo:font-style="normal" fo:font-weight="normal" loext:padding="0in" loext:border="none"/>
    </style:style>
    <style:style style:name="P25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</style:style>
    <style:style style:name="P26" style:family="paragraph" style:parent-style-name="Table_20_Contents">
      <style:paragraph-properties fo:text-align="center" style:justify-single-word="false"/>
      <style:text-properties fo:font-size="9.75pt"/>
    </style:style>
    <style:style style:name="P27" style:family="paragraph" style:parent-style-name="Table_20_Heading">
      <style:paragraph-properties fo:text-align="center" style:justify-single-word="false"/>
      <style:text-properties fo:color="#333333" fo:font-size="11.25pt" fo:font-weight="bold"/>
    </style:style>
    <style:style style:name="P28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4f0d12" officeooo:paragraph-rsid="004f0d12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paragraph-rsid="004cded1"/>
    </style:style>
    <style:style style:name="P36" style:family="paragraph" style:parent-style-name="Text_20_body">
      <style:text-properties fo:font-variant="normal" fo:text-transform="none" fo:color="#333333" style:font-name="Helvetica Neue" fo:font-size="13.5pt" fo:letter-spacing="normal"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weight="normal" officeooo:rsid="003606de" officeooo:paragraph-rsid="003606de"/>
    </style:style>
    <style:style style:name="P38" style:family="paragraph" style:parent-style-name="Text_20_body">
      <style:text-properties fo:font-weight="normal" officeooo:rsid="005333bb" officeooo:paragraph-rsid="005333bb"/>
    </style:style>
    <style:style style:name="P39" style:family="paragraph" style:parent-style-name="Text_20_body">
      <style:text-properties fo:font-style="italic" fo:font-weight="bold" officeooo:rsid="0054876e" officeooo:paragraph-rsid="0054876e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f0d12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f0f28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10ba8" style:font-style-asian="italic" style:font-weight-asian="bold" style:font-style-complex="italic" style:font-weight-complex="bold"/>
    </style:style>
    <style:style style:name="T35" style:family="text">
      <style:text-properties officeooo:rsid="001efdc0"/>
    </style:style>
    <style:style style:name="T36" style:family="text">
      <style:text-properties fo:font-weight="bold"/>
    </style:style>
    <style:style style:name="T37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8" style:family="text">
      <style:text-properties fo:font-variant="normal" fo:text-transform="none" fo:color="#000080" style:font-name="Menlo" fo:font-size="12.75pt" fo:letter-spacing="normal" fo:font-style="normal" fo:font-weight="bold" loext:padding="0in" loext:border="none"/>
    </style:style>
    <style:style style:name="T39" style:family="text"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666666" style:font-name="Menlo" fo:font-size="12.75pt" fo:letter-spacing="normal" fo:font-style="normal" fo:font-weight="normal" loext:padding="0in" loext:border="none"/>
    </style:style>
    <style:style style:name="T41" style:family="text">
      <style:text-properties fo:font-variant="normal" fo:text-transform="none" fo:color="#008000" style:font-name="Menlo" fo:font-size="12.75pt" fo:letter-spacing="normal" fo:font-style="normal" fo:font-weight="normal" loext:padding="0in" loext:border="none"/>
    </style:style>
    <style:style style:name="T42" style:family="text">
      <style:text-properties fo:font-variant="normal" fo:text-transform="none" fo:color="#408080" style:font-name="Menlo" fo:font-size="12.75pt" fo:letter-spacing="normal" fo:font-style="italic" fo:font-weight="normal" loext:padding="0in" loext:border="none"/>
    </style:style>
    <style:style style:name="T43" style:family="text">
      <style:text-properties officeooo:rsid="003c119c"/>
    </style:style>
    <style:style style:name="T44" style:family="text">
      <style:text-properties officeooo:rsid="003dc4ba"/>
    </style:style>
    <style:style style:name="T45" style:family="text">
      <style:text-properties officeooo:rsid="0049218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493381"/>
    </style:style>
    <style:style style:name="T48" style:family="text">
      <style:text-properties officeooo:rsid="0049543e"/>
    </style:style>
    <style:style style:name="T49" style:family="text">
      <style:text-properties officeooo:rsid="004cded1"/>
    </style:style>
    <style:style style:name="T50" style:family="text">
      <style:text-properties fo:color="#000080" fo:font-weight="bold"/>
    </style:style>
    <style:style style:name="T51" style:family="text">
      <style:text-properties fo:color="#666666"/>
    </style:style>
    <style:style style:name="T52" style:family="text">
      <style:text-properties fo:color="#008000"/>
    </style:style>
    <style:style style:name="T53" style:family="text">
      <style:text-properties fo:color="#408080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5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9">$BASH</text:span><text:span text:style-name="T4"> this is example of system variable that tell the location of bash on your machine</text:span></text:p>
      <text:p text:style-name="P4"><text:span text:style-name="T1">5. </text:span><text:span text:style-name="T18">$BASH_VERSION </text:span><text:span text:style-name="T1">This tell the bash version on the machine</text:span></text:p>
      <text:p text:style-name="P4"><text:span text:style-name="T1">6. </text:span><text:span text:style-name="T18">$HOME </text:span><text:span text:style-name="T1">This gives the home directory</text:span></text:p>
      <text:p text:style-name="P4"><text:span text:style-name="T1">7. </text:span><text:span text:style-name="T18">$PWD</text:span><text:span text:style-name="T1"> This gives the working directory</text:span></text:p>
      <text:p text:style-name="P4"><text:span text:style-name="T1">8. </text:span><text:span text:style-name="T20">read &lt;variable name&gt; </text:span><text:span text:style-name="T5">This command takes input from user and store it in the variable given</text:span></text:p>
      <text:p text:style-name="P5"><text:span text:style-name="T5">9. </text:span><text:span text:style-name="T20">read -p <text:s/></text:span><text:span text:style-name="T21">&lt;’</text:span><text:span text:style-name="T22">Username</text:span><text:span text:style-name="T20">’</text:span><text:span text:style-name="T21">&gt; </text:span><text:span text:style-name="T20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20">read -</text:span><text:span text:style-name="T22">s</text:span><text:span text:style-name="T20">p <text:s/></text:span><text:span text:style-name="T21">&lt;’</text:span><text:span text:style-name="T22">Password’</text:span><text:span text:style-name="T21">&gt; </text:span><text:span text:style-name="T20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8"><text:span text:style-name="T7">1</text:span><text:span text:style-name="T1">1. </text:span><text:span text:style-name="T18">chmod +x pass_argument.sh</text:span><text:span text:style-name="T1"> this is to change the executable permission of the fi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392144">
          <table:table-cell table:style-name="Table1.A1" office:value-type="string">
            <text:p text:style-name="P13">Operator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Example</text:p>
          </table:table-cell>
        </table:table-row>
        <table:table-row table:style-name="TableLine94923173047472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923197805024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923206792240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923228009232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923197007872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923169064288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  <table:table-row table:style-name="TableLine94923119970304">
          <table:table-cell table:style-name="Table1.A8" office:value-type="string">
            <text:p text:style-name="P12">= <text:span text:style-name="T44">or </text:span><text:span text:style-name="T43">== </text:span></text:p>
          </table:table-cell>
          <table:table-cell table:style-name="Table1.B8" office:value-type="string">
            <text:p text:style-name="P11">compare if two strings are equal </text:p>
          </table:table-cell>
          <table:table-cell table:style-name="Table1.C8" office:value-type="string">
            <text:p text:style-name="P10"/>
          </table:table-cell>
        </table:table-row>
        <table:table-row table:style-name="TableLine94923216585984">
          <table:table-cell table:style-name="Table1.A9" office:value-type="string">
            <text:p text:style-name="P11">!= </text:p>
          </table:table-cell>
          <table:table-cell table:style-name="Table1.B9" office:value-type="string">
            <text:p text:style-name="P11">compare if two strings are not equal </text:p>
          </table:table-cell>
          <table:table-cell table:style-name="Table1.C9" office:value-type="string">
            <text:p text:style-name="P10"/>
          </table:table-cell>
        </table:table-row>
        <table:table-row table:style-name="TableLine94923117803552">
          <table:table-cell table:style-name="Table1.A10" office:value-type="string">
            <text:p text:style-name="P11">-n </text:p>
          </table:table-cell>
          <table:table-cell table:style-name="Table1.B10" office:value-type="string">
            <text:p text:style-name="P11">evaluate if string length is greater than zero </text:p>
          </table:table-cell>
          <table:table-cell table:style-name="Table1.C10" office:value-type="string">
            <text:p text:style-name="P10"/>
          </table:table-cell>
        </table:table-row>
        <table:table-row table:style-name="TableLine94923239855760">
          <table:table-cell table:style-name="Table1.A11" office:value-type="string">
            <text:p text:style-name="P11">-z </text:p>
          </table:table-cell>
          <table:table-cell table:style-name="Table1.B11" office:value-type="string">
            <text:p text:style-name="P11">evaluate if string length is equal to zero </text:p>
          </table:table-cell>
          <table:table-cell table:style-name="Table1.C11" office:value-type="string">
            <text:p text:style-name="P10"/>
          </table:table-cell>
        </table:table-row>
      </table:table>
      <text:p text:style-name="P6"/>
      <text:h text:style-name="P22" text:outline-level="2"><text:soft-page-break/>Arithmetic Operators</text:h>
      <text:p text:style-name="P20">The following arithmetic operators are supported by Bourne Shell.</text:p>
      <text:p text:style-name="P20">Assume variable <text:span text:style-name="T36">a</text:span> holds 10 and variable <text:span text:style-name="T36">b</text:span> holds 20 then −</text:p>
      <text:p text:style-name="P21"><text:a xlink:type="simple" xlink:href="https://www.tutorialspoint.com/unix/unix-arithmetic-operators.htm" text:style-name="Internet_20_link" text:visited-style-name="Visited_20_Internet_20_Link"><text:span text:style-name="T37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23115290880">
          <table:table-cell table:style-name="Table2.A1" office:value-type="string">
            <text:p text:style-name="P13">Operator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Example</text:p>
          </table:table-cell>
        </table:table-row>
        <table:table-row table:style-name="TableLine94923115896064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923116343808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92311527296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923238753792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923119969792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923214327648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923168729552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923216318896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20">It is very important to understand that all the conditional expressions should be inside square braces with spaces around them, for example <text:span text:style-name="T36">[ $a == $b ]</text:span> is correct whereas, <text:span text:style-name="T36">[$a==$b]</text:span> is incorrect.</text:p>
      <text:p text:style-name="Text_20_body"><text:span text:style-name="T8">1</text:span><text:span text:style-name="T9">2</text:span><text:span text:style-name="T8">. </text:span><text:span text:style-name="T23">read -a &lt;variable name&gt;</text:span><text:span text:style-name="T8"> this command with -a flag makes it possible to enter an array</text:span></text:p>
      <text:p text:style-name="P14"><text:span text:style-name="T1">1</text:span><text:span text:style-name="T9">3</text:span><text:span text:style-name="T1">. e</text:span><text:span text:style-name="T18">cho “names : ${names[0]}, ${names[1]}, ${names[2]}” </text:span><text:span text:style-name="T1">this command is use to print an array with index number, with the variable name “names”</text:span></text:p>
      <text:p text:style-name="P15"><text:span text:style-name="T1">Note: if you have </text:span><text:span text:style-name="T18">read</text:span><text:span text:style-name="T1"> without specifying the variable to store the input value, the input will automatically store inside a system variable called </text:span><text:span text:style-name="T18">$REPLY</text:span></text:p>
      <text:p text:style-name="P16"><text:soft-page-break/><text:span text:style-name="T13">14.</text:span><text:span text:style-name="T14"> </text:span><text:span text:style-name="T24">echo $0 $1 $2 $3 </text:span><text:span text:style-name="T14">this </text:span><text:span text:style-name="T15">command is use to pass argument in shell scripting. $0 is the variable that house the name of the script and $1 is the variable that house the the first argument pass in to the script, and so on.</text:span></text:p>
      <text:p text:style-name="P17"><text:span text:style-name="T15">15. </text:span><text:span text:style-name="T25">arg=(“$@”)</text:span><text:span text:style-name="T26"> </text:span><text:span text:style-name="T16">This is a variable that store the argument as an array. To print this array we then follow point 13 above. Eg echo ${arg[0]} ${arg[1]}</text:span></text:p>
      <text:p text:style-name="P18"><text:span text:style-name="T12">16. </text:span><text:span text:style-name="T18">echo $@ </text:span><text:span text:style-name="T12">this is to print the argument as an array</text:span></text:p>
      <text:p text:style-name="P38"><text:span text:style-name="T12">16b. </text:span><text:span text:style-name="T18">echo “${!arg[@]}” </text:span><text:span text:style-name="T12">This command will print the index number of all the array element</text:span></text:p>
      <text:p text:style-name="P18"><text:span text:style-name="T12">17. </text:span><text:span text:style-name="T18">echo $# </text:span><text:span text:style-name="T12">this is to print the numbers of argument passed into the array</text:span></text:p>
      <text:p text:style-name="P19"><text:span text:style-name="T12">18. </text:span><text:span text:style-name="T27">echo -e “Enter the file name: \c”</text:span><text:span text:style-name="T17"> the flap -e and \c <text:s/>will allow the user to enter the name of the file on the same line with the echo print out</text:span></text:p>
      <text:p text:style-name="P28">19. To <text:span text:style-name="T45">check if a file exist or not you use a </text:span><text:span text:style-name="T28">-e flag</text:span><text:span text:style-name="T45"> with if conditional statement eg. i</text:span><text:span text:style-name="T28">f [ -e $file_name ]. </text:span><text:span text:style-name="T45">flag </text:span><text:span text:style-name="T28">-f </text:span><text:span text:style-name="T45">check if the file exist and check if the file is a regular file or not. </text:span><text:span text:style-name="T47">To check for directory you use </text:span><text:span text:style-name="T29">flag -d. </text:span><text:span text:style-name="T48">To check if a file is empty or not you can use </text:span><text:span text:style-name="T30">-s flag. Read more about this flag from the Bash reference manual starting from page 131</text:span></text:p>
      <text:p text:style-name="P29"><text:span text:style-name="T18">Two types of file to read more about:</text:span></text:p>
      <text:p text:style-name="P29"><text:span text:style-name="T18">1. Block special file: </text:span><text:span text:style-name="T30">Binary file, picture file, video file, music file. </text:span><text:span text:style-name="T48"><text:s/>For such file you can use -b flag</text:span></text:p>
      <text:p text:style-name="P29"><text:span text:style-name="T18">2. Character special file: </text:span><text:span text:style-name="T30">Normal file that contain character text. </text:span><text:span text:style-name="T48">For such of file you can use -c flag</text:span></text:p>
      <text:p text:style-name="P30"><text:span text:style-name="T28"/></text:p>
      <text:p text:style-name="P30"><text:span text:style-name="T28">T</text:span><text:span text:style-name="T18">ry and read about cat command</text:span></text:p>
      <text:p text:style-name="P31">To append <text:s/>to a text file you have to check the write permission of the file first by using <text:span text:style-name="T18">-w flag</text:span> to check the write permission f the file. Then if the file do not have write permission you can run <text:span text:style-name="T18">chmod</text:span> to change the permission of the file and then use cat command with two greater than sign (&gt;&gt;) to open the file to write in. eg. <text:span text:style-name="T18">cat &gt;&gt; &lt;file name&gt;</text:span> I.e the file you want to write in to.</text:p>
      <text:p text:style-name="P31"/>
      <text:p text:style-name="P32">Logic AND symbol <text:span text:style-name="T31">&amp;&amp; </text:span><text:span text:style-name="T49">or we can use </text:span><text:span text:style-name="T31">-a flag</text:span></text:p>
      <text:p text:style-name="P35"><text:span text:style-name="T10">Logic OR symbol </text:span><text:span text:style-name="T31">|| </text:span><text:span text:style-name="T10">or we can use </text:span><text:span text:style-name="T31">-o flag</text:span></text:p>
      <text:p text:style-name="P32"><text:span text:style-name="T31"/></text:p>
      <text:p text:style-name="P33"><text:span text:style-name="T31">C</text:span><text:span text:style-name="T18">ase Statement </text:span><text:span text:style-name="T32">syntax</text:span></text:p>
      <text:p text:style-name="P34"><text:span text:style-name="T18">case expression in</text:span></text:p>
      <text:p text:style-name="P34"><text:span text:style-name="T18"><text:tab/>pattern1 )</text:span></text:p>
      <text:p text:style-name="P34"><text:span text:style-name="T18"><text:tab/><text:tab/>statements ;;</text:span></text:p>
      <text:p text:style-name="P34"><text:span text:style-name="T18"><text:tab/>pattern2 )</text:span></text:p>
      <text:p text:style-name="P34"><text:span text:style-name="T18"><text:tab/><text:tab/>statements ;;</text:span></text:p>
      <text:p text:style-name="P34"><text:span text:style-name="T18"><text:tab/>…</text:span></text:p>
      <text:p text:style-name="P34"><text:span text:style-name="T18"><text:tab/>* </text:span><text:span text:style-name="T33">) <text:s text:c="3"/></text:span><text:span text:style-name="T34">&lt;default case&gt;</text:span></text:p>
      <text:p text:style-name="P34"><text:soft-page-break/><text:span text:style-name="T18">esac</text:span></text:p>
      <text:p text:style-name="P34"><text:span text:style-name="T18"/>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923211571904">
            <table:table-cell table:style-name="Table3.A1" office:value-type="string">
              <text:p text:style-name="P27">Pattern</text:p>
            </table:table-cell>
            <table:table-cell table:style-name="Table3.B1" office:value-type="string">
              <text:p text:style-name="P27">Description</text:p>
            </table:table-cell>
          </table:table-row>
        </table:table-header-rows>
        <table:table-row table:style-name="TableLine94923211571904">
          <table:table-cell table:style-name="Table3.A2" office:value-type="string">
            <text:p text:style-name="P26">*</text:p>
          </table:table-cell>
          <table:table-cell table:style-name="Table3.B2" office:value-type="string">
            <text:p text:style-name="P26">Match zero or more characters</text:p>
          </table:table-cell>
        </table:table-row>
        <table:table-row table:style-name="TableLine94923211571904">
          <table:table-cell table:style-name="Table3.A3" office:value-type="string">
            <text:p text:style-name="P26">?</text:p>
          </table:table-cell>
          <table:table-cell table:style-name="Table3.B3" office:value-type="string">
            <text:p text:style-name="P26">Match any single character</text:p>
          </table:table-cell>
        </table:table-row>
        <table:table-row table:style-name="TableLine94923211571904">
          <table:table-cell table:style-name="Table3.A4" office:value-type="string">
            <text:p text:style-name="P26">[...]</text:p>
          </table:table-cell>
          <table:table-cell table:style-name="Table3.B4" office:value-type="string">
            <text:p text:style-name="P26">Match any of the characters in a set</text:p>
          </table:table-cell>
        </table:table-row>
        <table:table-row table:style-name="TableLine94923211571904">
          <table:table-cell table:style-name="Table3.A5" office:value-type="string">
            <text:p text:style-name="P26">?(patterns)</text:p>
          </table:table-cell>
          <table:table-cell table:style-name="Table3.B5" office:value-type="string">
            <text:p text:style-name="P26">Match zero or one occurrences of the patterns (extglob)</text:p>
          </table:table-cell>
        </table:table-row>
        <table:table-row table:style-name="TableLine94923211571904">
          <table:table-cell table:style-name="Table3.A6" office:value-type="string">
            <text:p text:style-name="P26">*(patterns)</text:p>
          </table:table-cell>
          <table:table-cell table:style-name="Table3.B6" office:value-type="string">
            <text:p text:style-name="P26">Match zero or more occurrences of the patterns (extglob)</text:p>
          </table:table-cell>
        </table:table-row>
        <table:table-row table:style-name="TableLine94923211571904">
          <table:table-cell table:style-name="Table3.A7" office:value-type="string">
            <text:p text:style-name="P26">+(patterns)</text:p>
          </table:table-cell>
          <table:table-cell table:style-name="Table3.B7" office:value-type="string">
            <text:p text:style-name="P26">Match one or more occurrences of the patterns (extglob)</text:p>
          </table:table-cell>
        </table:table-row>
        <table:table-row table:style-name="TableLine94923211571904">
          <table:table-cell table:style-name="Table3.A8" office:value-type="string">
            <text:p text:style-name="P26">@(patterns)</text:p>
          </table:table-cell>
          <table:table-cell table:style-name="Table3.B8" office:value-type="string">
            <text:p text:style-name="P26">Match one occurrence of the patterns (extglob)</text:p>
          </table:table-cell>
        </table:table-row>
        <table:table-row table:style-name="TableLine94923211571904">
          <table:table-cell table:style-name="Table3.A9" office:value-type="string">
            <text:p text:style-name="P26">!(patterns)</text:p>
          </table:table-cell>
          <table:table-cell table:style-name="Table3.B9" office:value-type="string">
            <text:p text:style-name="P26">Match anything that doesn't match one of the patterns (extglob)</text:p>
          </table:table-cell>
        </table:table-row>
      </table:table>
      <text:p text:style-name="P34"><text:span text:style-name="T18"/></text:p>
      <text:p text:style-name="P36"><text:span text:style-name="T18">For example:</text:span></text:p>
      <text:p text:style-name="P23"><text:span text:style-name="T50">$</text:span> ls</text:p>
      <text:p text:style-name="P24">a.jpg <text:s/>b.gif <text:s/>c.png <text:s/>d.pdf ee.pdf</text:p>
      <text:p text:style-name="P25"><text:span text:style-name="T38">$</text:span><text:span text:style-name="T39"> ls *.jpg</text:span></text:p>
      <text:p text:style-name="P24">a.jpg</text:p>
      <text:p text:style-name="P25"><text:span text:style-name="T38">$</text:span><text:span text:style-name="T39"> ls ?.pdf</text:span></text:p>
      <text:p text:style-name="P24">d.pdf</text:p>
      <text:p text:style-name="P25"><text:span text:style-name="T38">$</text:span><text:span text:style-name="T39"> ls </text:span><text:span text:style-name="T40">[</text:span><text:span text:style-name="T39">ab</text:span><text:span text:style-name="T40">]</text:span><text:span text:style-name="T39">*</text:span></text:p>
      <text:p text:style-name="P24">a.jpg <text:s/>b.gif</text:p>
      <text:p text:style-name="P25"><text:span text:style-name="T38">$</text:span><text:span text:style-name="T39"> </text:span><text:span text:style-name="T41">shopt</text:span><text:span text:style-name="T39"> -s extglob <text:s text:c="2"/></text:span><text:span text:style-name="T42"># turn on extended globbing</text:span></text:p>
      <text:p text:style-name="P25"><text:span text:style-name="T38">$</text:span><text:span text:style-name="T39"> ls ?</text:span><text:span text:style-name="T40">(</text:span><text:span text:style-name="T39">*.jpg|*.gif</text:span><text:span text:style-name="T40">)</text:span></text:p>
      <text:p text:style-name="P24">a.jpg <text:s/>b.gif</text:p>
      <text:p text:style-name="P25"><text:span text:style-name="T38">$</text:span><text:span text:style-name="T39"> ls !</text:span><text:span text:style-name="T40">(</text:span><text:span text:style-name="T39">*.jpg|*.gif</text:span><text:span text:style-name="T40">)</text:span><text:span text:style-name="T39"> <text:s/></text:span><text:span text:style-name="T42"># not a jpg or a gif</text:span></text:p>
      <text:p text:style-name="P24">c.png d.pdf ee.pdf</text:p>
      <text:p text:style-name="P39">until loop is opposite of while loop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10T02:42:57.304753940</dc:date>
    <meta:editing-duration>P1DT15H4M51S</meta:editing-duration>
    <meta:editing-cycles>17</meta:editing-cycles>
    <meta:document-statistic meta:table-count="3" meta:image-count="0" meta:object-count="0" meta:page-count="4" meta:paragraph-count="131" meta:word-count="1236" meta:character-count="6495" meta:non-whitespace-character-count="5357"/>
  </office:meta>
</office:document-meta>
</file>